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P20" style:parent-style-name="podpis" style:family="paragraph">
      <style:paragraph-properties fo:margin-top="0.3333in"/>
    </style:style>
    <style:style style:name="T21" style:parent-style-name="instrukce" style:family="text">
      <style:text-properties style:use-window-font-color="true"/>
    </style:style>
    <style:style style:name="T22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2/2024</text:p>
            <text:p text:style-name="Normální">KVOP-19384/2024</text:p>
            <text:p text:style-name="Normální">15. 05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Š.</text:p>
            <text:p text:style-name="Normální">Věznice Mírov</text:p>
            <text:p text:style-name="Normální">P. O. Box 1</text:p>
            <text:p text:style-name="Normální">789 53 Mírov</text:p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>Vážený pane Š.,</text:p>
      <text:p text:style-name="Základnítext">dne 13. května 2024 obdržel veřejný ochránce práv Vaši žádost o informace. Žádáte o zaslání Sborníku stanovisek veřejného ochránce práv Vězeňství a Vězeňství II.</text:p>
      <text:p text:style-name="Základnítext"><text:span text:style-name="Silné">Dáváme Vám tyto informace</text:span>:</text:p>
      <text:p text:style-name="Základnítext"><text:span text:style-name="T18">Sborník stanovisek veřejného ochránce práv Vězeňství z roku 2010 a Sborník stanovisek veřejného ochránce práv Vězeňství II z roku 2019. Žádné novější vydání není k dispozici a ani se v současné době nepřipravuj</text:span><text:span text:style-name="T19">e.</text:span></text:p>
      <text:p text:style-name="Základnítext">S pozdravem</text:p>
      <text:p text:style-name="Základnítext"/>
      <text:p text:style-name="Základnítext"/>
      <text:p text:style-name="P20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<text:span text:style-name="T21">Sborník stanovisek veřejného ochránce práv Vězeňství</text:span></text:p>
      <text:p text:style-name="Normální"><text:span text:style-name="T22">Sborník stanovisek veřejného ochránce práv Vězeňství II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GTSI*</text:span></text:p>
        <text:p text:style-name="P12"><text:span text:style-name="T13">KVOPX00EGTSI</text:span>KVOPX00EGTS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18T08:58:00Z</meta:creation-date>
    <dc:date>2024-06-18T09:00:00Z</dc:date>
    <meta:print-date>2024-05-15T07:16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29" meta:character-count="894" meta:row-count="6" meta:non-whitespace-character-count="766"/>
  </office:meta>
</office:document-meta>
</file>